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enlo" svg:font-family="Menlo, Consolas, Monaco, 'andale mono', Courier, Verdana, sans-serif"/>
    <style:font-face style:name="Roboto" svg:font-family="Roboto, sans-serif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, monospace"/>
    <style:font-face style:name="open sans" svg:font-family="'open sans', apple-system, BlinkMacSystemFont, 'segoe ui', Roboto, 'helvetica neue', Arial, sans-serif, 'apple color emoji', 'segoe ui emoji', 'segoe ui symbol'"/>
    <style:font-face style:name="poppins" svg:font-family="poppins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6b1" officeooo:paragraph-rsid="0004c6b1"/>
    </style:style>
    <style:style style:name="P2" style:family="paragraph" style:parent-style-name="Standard">
      <style:text-properties fo:font-variant="normal" fo:text-transform="none" fo:color="#111111" style:font-name="Menlo" fo:font-size="12pt" fo:letter-spacing="normal" fo:font-style="normal" fo:font-weight="normal" officeooo:rsid="0004c6b1" officeooo:paragraph-rsid="0004c6b1"/>
    </style:style>
    <style:style style:name="P3" style:family="paragraph" style:parent-style-name="Standard">
      <style:text-properties fo:font-variant="normal" fo:text-transform="none" fo:color="#404040" style:font-name="monospace" fo:font-size="12pt" fo:letter-spacing="normal" fo:font-style="normal" fo:font-weight="normal" officeooo:rsid="0004c6b1" officeooo:paragraph-rsid="0004c6b1"/>
    </style:style>
    <style:style style:name="P4" style:family="paragraph" style:parent-style-name="Standard">
      <style:text-properties fo:font-variant="normal" fo:text-transform="none" fo:color="#404040" style:font-name="monospace" fo:font-size="12pt" fo:letter-spacing="normal" fo:font-style="normal" fo:font-weight="normal" officeooo:rsid="00076cfe" officeooo:paragraph-rsid="00076cfe"/>
    </style:style>
    <style:style style:name="P5" style:family="paragraph" style:parent-style-name="Heading_20_3">
      <style:text-properties fo:font-variant="normal" fo:text-transform="none" fo:color="#000000" style:font-name="poppins" fo:font-size="18pt" fo:letter-spacing="normal" fo:font-style="normal" fo:font-weight="normal" officeooo:rsid="0004c6b1" officeooo:paragraph-rsid="0004c6b1"/>
    </style:style>
    <style:style style:name="P6" style:family="paragraph" style:parent-style-name="Preformatted_20_Text">
      <style:text-properties officeooo:rsid="0004c6b1" officeooo:paragraph-rsid="0004c6b1"/>
    </style:style>
    <style:style style:name="P7" style:family="paragraph" style:parent-style-name="Preformatted_20_Text">
      <style:text-properties officeooo:paragraph-rsid="000856c1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8pt" fo:letter-spacing="normal" fo:font-style="normal" fo:font-weight="normal" style:font-size-asian="18pt" style:font-size-complex="18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04040" style:font-name="roboto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8pt" fo:letter-spacing="normal" fo:font-style="normal" fo:font-weight="normal" style:font-size-asian="18pt" style:font-size-complex="18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2pt" fo:letter-spacing="normal" fo:font-style="normal" fo:font-weight="normal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14" style:family="paragraph" style:parent-style-name="Text_20_body">
      <style:text-properties officeooo:paragraph-rsid="000856c1"/>
    </style:style>
    <style:style style:name="P15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16" style:family="paragraph" style:parent-style-name="Standard">
      <style:text-properties officeooo:rsid="0004c6b1" officeooo:paragraph-rsid="0004c6b1"/>
    </style:style>
    <style:style style:name="P17" style:family="paragraph" style:parent-style-name="Standard">
      <style:text-properties fo:font-variant="normal" fo:text-transform="none" fo:color="#111111" style:font-name="Menlo" fo:font-size="12pt" fo:letter-spacing="normal" fo:font-style="normal" fo:font-weight="normal" officeooo:rsid="0004c6b1" officeooo:paragraph-rsid="0004c6b1"/>
    </style:style>
    <style:style style:name="P18" style:family="paragraph" style:parent-style-name="Standard">
      <style:text-properties fo:font-variant="normal" fo:text-transform="none" fo:color="#111111" style:font-name="Menlo" fo:font-size="12pt" fo:letter-spacing="normal" fo:font-style="normal" fo:font-weight="normal" officeooo:rsid="0010aabf" officeooo:paragraph-rsid="0010aabf"/>
    </style:style>
    <style:style style:name="P19" style:family="paragraph" style:parent-style-name="Text_20_body">
      <style:text-properties officeooo:paragraph-rsid="000856c1"/>
    </style:style>
    <style:style style:name="P20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normal" style:list-style-name="WWNum2">
      <style:paragraph-properties fo:margin-left="0cm" fo:margin-right="0cm" fo:text-indent="0cm" style:auto-text-indent="false"/>
      <style:text-properties officeooo:paragraph-rsid="000eccd0"/>
    </style:style>
    <style:style style:name="P22" style:family="paragraph" style:parent-style-name="normal" style:list-style-name="WWNum2">
      <style:paragraph-properties fo:margin-left="0cm" fo:margin-right="0cm" fo:text-indent="0cm" style:auto-text-indent="false"/>
      <style:text-properties officeooo:paragraph-rsid="000f3151"/>
    </style:style>
    <style:style style:name="P23" style:family="paragraph" style:parent-style-name="normal">
      <style:paragraph-properties fo:margin-left="0cm" fo:margin-right="0cm" fo:text-indent="0cm" style:auto-text-indent="false"/>
      <style:text-properties officeooo:paragraph-rsid="000eccd0"/>
    </style:style>
    <style:style style:name="P24" style:family="paragraph" style:parent-style-name="normal">
      <style:paragraph-properties fo:margin-left="0cm" fo:margin-right="0cm" fo:text-indent="0cm" style:auto-text-indent="false"/>
      <style:text-properties officeooo:paragraph-rsid="000f3151"/>
    </style:style>
    <style:style style:name="P25" style:family="paragraph" style:parent-style-name="normal" style:list-style-name="WWNum2">
      <style:paragraph-properties fo:margin-left="0cm" fo:margin-right="0cm" fo:text-indent="1.27cm" style:auto-text-indent="false"/>
      <style:text-properties officeooo:paragraph-rsid="000eccd0"/>
    </style:style>
    <style:style style:name="T1" style:family="text">
      <style:text-properties fo:font-variant="normal" fo:text-transform="none" fo:color="#111111" style:font-name="Menlo" fo:font-size="12pt" fo:letter-spacing="normal" fo:font-style="normal" fo:font-weight="normal"/>
    </style:style>
    <style:style style:name="T2" style:family="text">
      <style:text-properties fo:font-variant="normal" fo:text-transform="none" fo:color="#404040" style:font-name="inherit" fo:font-size="12pt" fo:letter-spacing="normal" fo:font-style="normal" fo:font-weight="normal" fo:background-color="#f7f7f7" loext:char-shading-value="0"/>
    </style:style>
    <style:style style:name="T3" style:family="text">
      <style:text-properties fo:font-variant="normal" fo:text-transform="none" fo:color="#222222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222222" style:font-name="SFMono-Regular" fo:font-size="10.5pt" fo:letter-spacing="normal" fo:font-style="normal" fo:font-weight="normal" officeooo:rsid="000856c1" fo:background-color="#ffffff" loext:char-shading-value="0" loext:padding="0cm" loext:border="none"/>
    </style:style>
    <style:style style:name="T5" style:family="text">
      <style:text-properties fo:font-variant="normal" fo:text-transform="none" fo:color="#222222" style:font-name="SFMono-Regular" fo:font-size="10.5pt" fo:letter-spacing="normal" fo:font-style="normal" fo:font-weight="normal" fo:background-color="#ffffff" loext:char-shading-value="0" style:font-weight-asian="bold" loext:padding="0cm" loext:border="none"/>
    </style:style>
    <style:style style:name="T6" style:family="text">
      <style:text-properties fo:font-variant="normal" fo:text-transform="none" fo:color="#222222" style:font-name="SFMono-Regular" fo:font-size="10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7" style:family="text">
      <style:text-properties fo:font-variant="normal" fo:text-transform="none" fo:color="#222222" style:font-name="SFMono-Regular" fo:font-size="10.5pt" fo:letter-spacing="normal" fo:font-style="normal" fo:font-weight="bold" fo:background-color="#ffffff" loext:char-shading-value="0" style:font-weight-asian="bold" loext:padding="0cm" loext:border="none"/>
    </style:style>
    <style:style style:name="T8" style:family="text">
      <style:text-properties fo:font-variant="normal" fo:text-transform="none" fo:color="#222222" style:font-name="SFMono-Regular" fo:font-size="10.5pt" fo:letter-spacing="normal" fo:font-style="normal" fo:font-weight="bold" officeooo:rsid="000856c1" fo:background-color="#ffffff" loext:char-shading-value="0" style:font-weight-asian="bold" loext:padding="0cm" loext:border="none"/>
    </style:style>
    <style:style style:name="T9" style:family="text">
      <style:text-properties fo:font-variant="normal" fo:text-transform="none" fo:color="#222222" style:font-name="SFMono-Regular" fo:font-size="10.5pt" fo:letter-spacing="normal" fo:font-style="normal" fo:font-weight="bold" fo:background-color="#ffffff" loext:char-shading-value="0" style:font-weight-asian="bold" style:font-weight-complex="normal" loext:padding="0cm" loext:border="none"/>
    </style:style>
    <style:style style:name="T10" style:family="text">
      <style:text-properties fo:font-variant="normal" fo:text-transform="none" fo:color="#222222" style:font-name="SFMono-Regular" fo:font-size="10.5pt" fo:letter-spacing="normal" fo:font-style="normal" fo:background-color="#ffffff" loext:char-shading-value="0" loext:padding="0cm" loext:border="none"/>
    </style:style>
    <style:style style:name="T11" style:family="text">
      <style:text-properties fo:font-variant="normal" fo:text-transform="none" fo:color="#222222" style:font-name="SFMono-Regular" fo:font-size="9.75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222222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222222" style:font-name="open sans" fo:font-size="12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222222" fo:font-size="10.5pt" fo:letter-spacing="normal" fo:font-style="normal" fo:font-weight="bold" officeooo:rsid="000856c1" fo:background-color="#ffffff" loext:char-shading-value="0" style:font-weight-asian="bold" loext:padding="0cm" loext:border="none"/>
    </style:style>
    <style:style style:name="T15" style:family="text">
      <style:text-properties fo:font-variant="normal" fo:text-transform="none" fo:color="#222222" fo:font-size="10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202124" style:font-name="Roboto" fo:font-size="10.5pt" fo:letter-spacing="normal" fo:font-style="normal" fo:font-weight="normal"/>
    </style:style>
    <style:style style:name="T17" style:family="text">
      <style:text-properties fo:font-variant="normal" fo:text-transform="none" fo:color="#1155cc" style:font-name="SFMono-Regular" fo:font-size="10.5pt" fo:letter-spacing="normal" fo:font-style="normal" style:text-underline-style="solid" style:text-underline-width="auto" style:text-underline-color="font-color" fo:font-weight="bold" fo:background-color="#ffffff" loext:char-shading-value="0" style:font-weight-asian="bold" style:font-weight-complex="normal" loext:padding="0cm" loext:border="none"/>
    </style:style>
    <style:style style:name="T18" style:family="text">
      <style:text-properties officeooo:rsid="00076cfe"/>
    </style:style>
    <style:style style:name="T19" style:family="text">
      <style:text-properties officeooo:rsid="00081e46"/>
    </style:style>
    <style:style style:name="T20" style:family="text">
      <style:text-properties style:font-name="SFMono-Regular" fo:font-size="10.5pt" loext:padding="0cm" loext:border="none"/>
    </style:style>
    <style:style style:name="T21" style:family="text">
      <style:text-properties officeooo:rsid="000856c1"/>
    </style:style>
    <style:style style:name="T22" style:family="text">
      <style:text-properties officeooo:rsid="0009791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 hoste name</text:p>
      <text:p text:style-name="P1"/>
      <text:p text:style-name="P1"/>
      <text:p text:style-name="P2">$ hostname</text:p>
      <text:p text:style-name="P2"><text:s text:c="3"/>server1</text:p>
      <text:p text:style-name="P2"/>
      <text:p text:style-name="P1"><text:span text:style-name="T1">$ hostname server2</text:span><text:line-break/><text:span text:style-name="T1">$ hostname</text:span></text:p>
      <text:p text:style-name="P2"><text:s text:c="3"/>server2 </text:p>
      <text:p text:style-name="P2"/>
      <text:p text:style-name="P2">Edit the file /etc/hostname, enter:</text:p>
      <text:p text:style-name="P2">edit file vi /etc/hostname</text:p>
      <text:p text:style-name="P2"/>
      <text:p text:style-name="P2"/>
      <text:p text:style-name="P2"/>
      <text:p text:style-name="P18">in AWS kernal upgrade first</text:p>
      <text:p text:style-name="P2"/>
      <text:h text:style-name="P5" text:outline-level="3"><text:bookmark text:name="ftoc-heading-4"/>Install Docker Using the Repository on Debian 10</text:h>
      <text:p text:style-name="P4">-GPG key.</text:p>
      <text:p text:style-name="P4"/>
      <text:p text:style-name="P3">curl -fsSL https://download.docker.com/linux/debian/gpg | sudo apt-key add -</text:p>
      <text:p text:style-name="P2"/>
      <text:p text:style-name="P1">-<text:span text:style-name="T18">Docker rep.</text:span></text:p>
      <text:p text:style-name="P1">sudo apt install software-properties-common</text:p>
      <text:p text:style-name="P1"/>
      <text:p text:style-name="P6"><text:span text:style-name="Source_20_Text"><text:span text:style-name="T2">sudo add-apt-repository "deb [arch=amd64] https://download.docker.com/linux/debian buster stable"</text:span></text:span></text:p>
      <text:p text:style-name="Text_20_body"><text:line-break/>-<text:span text:style-name="T19">update repo</text:span></text:p>
      <text:p text:style-name="Text_20_body">sudo apt-get update</text:p>
      <text:p text:style-name="Text_20_body"/>
      <text:p text:style-name="P10">Install Docker Engine</text:p>
      <text:p text:style-name="P10">sudo apt-get install docker-ce docker-ce-cli containerd.io</text:p>
      <text:p text:style-name="P10">sudo systemctl status docker</text:p>
      <text:p text:style-name="P10"/>
      <text:p text:style-name="P11">Kubernetes <text:span text:style-name="T19">installation</text:span></text:p>
      <text:p text:style-name="P11"/>
      <text:p text:style-name="P9"><text:span text:style-name="Source_20_Text"><text:span text:style-name="T20">sudo apt-get update</text:span></text:span></text:p>
      <text:p text:style-name="Text_20_body"><text:line-break/><text:span text:style-name="Source_20_Text"><text:span text:style-name="T3">sudo apt-get install -y apt-transport-https ca-certificates curl</text:span></text:span></text:p>
      <text:p text:style-name="P15"/>
      <text:p text:style-name="P14"><text:soft-page-break/><text:line-break/>-<text:span text:style-name="T12">Download the Google Cloud public signing key</text:span></text:p>
      <text:p text:style-name="P7"><text:span text:style-name="Source_20_Text"><text:span text:style-name="T3">sudo curl -fsSLo /usr/share/keyrings/kubernetes-archive-keyring.gpg https://packages.cloud.google.com/apt/doc/apt-key.gpg</text:span></text:span></text:p>
      <text:p text:style-name="P14"><text:span text:style-name="Source_20_Text"><text:span text:style-name="T3"/></text:span></text:p>
      <text:p text:style-name="P14"><text:span text:style-name="Source_20_Text"><text:span text:style-name="T3"/></text:span></text:p>
      <text:p text:style-name="P14"><text:span text:style-name="Source_20_Text"><text:span text:style-name="T3">-</text:span></text:span><text:span text:style-name="Source_20_Text"><text:span text:style-name="T13">Add the Kubernetes </text:span></text:span><text:span text:style-name="Source_20_Text"><text:span text:style-name="T11">apt</text:span></text:span><text:span text:style-name="Source_20_Text"><text:span text:style-name="T3"> </text:span></text:span><text:span text:style-name="Source_20_Text"><text:span text:style-name="T13">repository</text:span></text:span></text:p>
      <text:p text:style-name="P14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>-</text:span></text:span><text:span text:style-name="Source_20_Text"><text:span text:style-name="T4">update</text:span></text:span></text:p>
      <text:p text:style-name="P7"><text:span text:style-name="Source_20_Text"><text:span text:style-name="T4"/></text:span></text:p>
      <text:p text:style-name="P7"><text:span text:style-name="Source_20_Text"><text:span text:style-name="T4">sudo apt-get update</text:span></text:span></text:p>
      <text:p text:style-name="P14"><text:line-break/><text:span text:style-name="T21">sudo apt-get install </text:span><text:span text:style-name="Source_20_Text"><text:span text:style-name="T7">kubelet=1.15.7-00 <text:s text:c="2"/></text:span></text:span></text:p>
      <text:p text:style-name="P14"><text:span text:style-name="Source_20_Text"><text:span text:style-name="T8">sudo apt-get install </text:span></text:span><text:span text:style-name="Source_20_Text"><text:span text:style-name="T7">kubeadm=1.15.7-00 </text:span></text:span></text:p>
      <text:p text:style-name="P14"><text:span text:style-name="Source_20_Text"><text:span text:style-name="T8">sudo apt-get install </text:span></text:span><text:span text:style-name="Source_20_Text"><text:span text:style-name="T7">kubectl=1.15.7-00</text:span></text:span></text:p>
      <text:p text:style-name="P7"><text:span text:style-name="Source_20_Text"><text:span text:style-name="T5">sudo apt-mark hold kubelet kubeadm kubectl</text:span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list xml:id="list602472960" text:style-name="WWNum2">
        <text:list-header>
          <text:p text:style-name="P21"><text:span text:style-name="Source_20_Text"><text:span text:style-name="T6">-Add the iptables rule to sysctl.conf (Execute the following command on All the Nodes):</text:span></text:span></text:p>
          <text:p text:style-name="P25"><text:span text:style-name="Source_20_Text"><text:span text:style-name="T7"/></text:span></text:p>
          <text:p text:style-name="P25"><text:span text:style-name="Source_20_Text"><text:span text:style-name="T7">echo "net.bridge.bridge-nf-call-iptables=1" | sudo tee -a /etc/sysctl.conf</text:span></text:span></text:p>
          <text:p text:style-name="P21"><text:span text:style-name="Source_20_Text"><text:span text:style-name="T9"/></text:span></text:p>
          <text:p text:style-name="P21"><text:span text:style-name="Source_20_Text"><text:span text:style-name="T9">-</text:span></text:span><text:span text:style-name="Source_20_Text"><text:span text:style-name="T6">Enable iptables immediately(Execute the following command on All the Nodes:</text:span></text:span></text:p>
        </text:list-header>
      </text:list>
      <text:p text:style-name="P14"><text:span text:style-name="Source_20_Text"><text:span text:style-name="T7"/></text:span></text:p>
      <text:p text:style-name="P23"><text:span text:style-name="Source_20_Text"><text:span text:style-name="T7">sudo sysctl -p</text:span></text:span></text:p>
      <text:p text:style-name="P23"><text:span text:style-name="Source_20_Text"><text:span text:style-name="T7"/></text:span></text:p>
      <text:p text:style-name="P24"><text:span text:style-name="Source_20_Text"><text:span text:style-name="T6">-VPP requires hugepages to run</text:span></text:span></text:p>
      <text:p text:style-name="P24"><text:span text:style-name="Source_20_Text"><text:span text:style-name="T6"/></text:span></text:p>
      <text:p text:style-name="P24"><text:span text:style-name="Source_20_Text"><text:span text:style-name="T9">cat /proc/meminfo | grep HugePages</text:span></text:span></text:p>
      <text:p text:style-name="P24"><text:span text:style-name="Source_20_Text"><text:span text:style-name="T9"/></text:span></text:p>
      <text:p text:style-name="P24"><text:span text:style-name="Source_20_Text"><text:span text:style-name="T6">To pre-allocate hugepages</text:span></text:span></text:p>
      <text:p text:style-name="P24"><text:span text:style-name="Source_20_Text"><text:span text:style-name="T6"/></text:span></text:p>
      <text:p text:style-name="P24"><text:span text:style-name="Source_20_Text"><text:span text:style-name="T9">sysctl -w vm.nr_hugepages=512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>echo "vm.nr_hugepages=512" &gt;&gt; /etc/sysctl.conf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>sudo swapoff -a</text:span></text:span></text:p>
      <text:p text:style-name="P24"><text:span text:style-name="Source_20_Text"><text:span text:style-name="T9"/></text:span></text:p>
      <text:list xml:id="list4459719207890" text:continue-numbering="true" text:style-name="WWNum2">
        <text:list-header>
          <text:p text:style-name="P22"><text:span text:style-name="Source_20_Text"><text:span text:style-name="T9">sudo sed -i '/ swap / s/^/#/' /etc/fstab</text:span></text:span></text:p>
        </text:list-header>
      </text:list>
      <text:p text:style-name="P24"><text:soft-page-break/><text:span text:style-name="Source_20_Text"><text:span text:style-name="T9"/></text:span></text:p>
      <text:list xml:id="list4460200078097" text:continue-numbering="true" text:style-name="WWNum2">
        <text:list-header>
          <text:p text:style-name="P22">Create a file /etc/docker/daemon.json and add below contents in it.</text:p>
        </text:list-header>
      </text:list>
      <text:p text:style-name="P24"><text:span text:style-name="Source_20_Text"><text:span text:style-name="T9"><text:s text:c="7"/>{ "exec-opts": ["native.cgroupdriver=systemd"] }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>sudo systemctl daemon-reload</text:span></text:span></text:p>
      <text:p text:style-name="P24"><text:span text:style-name="Source_20_Text"><text:span text:style-name="T9">sudo systemctl restart docker</text:span></text:span></text:p>
      <text:p text:style-name="P24"><text:span text:style-name="Source_20_Text"><text:span text:style-name="T9">sudo systemctl restart kubelet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>sudo kubeadm init –pod-network-cidr=10.244.0.0/16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>bash &lt;(curl -s </text:span></text:span><text:a xlink:type="simple" xlink:href="https://raw.githubusercontent.com/contiv/vpp/master/k8s/pull-images.sh" text:style-name="Standard" text:visited-style-name="Standard"><text:span text:style-name="Source_20_Text"><text:span text:style-name="T17">https://raw.githubusercontent.com/contiv/vpp/master/k8s/pull-images.sh</text:span></text:span></text:a><text:span text:style-name="Source_20_Text"><text:span text:style-name="T9">)</text:span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24"><text:span text:style-name="Source_20_Text"><text:span text:style-name="T9"/></text:span></text:p>
      <text:p text:style-name="P14"><text:span text:style-name="Source_20_Text"><text:span text:style-name="T8">if kubeadm init not run</text:span></text:span></text:p>
      <text:p text:style-name="P14"><text:span text:style-name="Source_20_Text"><text:span text:style-name="T8"/></text:span></text:p>
      <text:p text:style-name="P7"><text:span text:style-name="Source_20_Text"><text:span text:style-name="T14">rm /etc/containerd/config.toml</text:span></text:span></text:p>
      <text:p text:style-name="Preformatted_20_Text"><text:span text:style-name="Source_20_Text">systemctl restart containerd</text:span></text:p>
      <text:p text:style-name="P8"><text:span text:style-name="Source_20_Text">kubeadm init</text:span></text:p>
      <text:p text:style-name="P8"><text:span text:style-name="Source_20_Text"><text:span text:style-name="T16">apt-get install lshw</text:span></text:span></text:p>
      <text:p text:style-name="P14"><text:span text:style-name="Source_20_Text"><text:span text:style-name="T8"/></text:span></text:p>
      <text:p text:style-name="P15"/>
      <text:p text:style-name="Text_20_body"><text:line-break/></text:p>
      <text:p text:style-name="P13"/>
      <text:p text:style-name="Text_20_body"/>
      <text:p text:style-name="P10"/>
      <text:p text:style-name="P10"/>
      <text:p text:style-name="P10"/>
      <text:p text:style-name="P12"><text:bookmark text:name="docs-internal-guid-912b592c-7fff-9c9f-8c66-289e86b5c096"/><text:s text:c="23"/>set interface ip address VirtualFunctionEthernet0/6/0 172.30.<text:span text:style-name="T22">4</text:span>.2<text:span text:style-name="T22">45</text:span>/24</text:p>
      <text:list xml:id="list2868545660" text:style-name="L1">
        <text:list-item>
          <text:p text:style-name="P20">ip route add 0.0.0.0/0 via 172.30.<text:span text:style-name="T22">4</text:span>.1 VirtualFunctionEthernet0/6/0</text:p>
        </text:list-item>
        <text:list-item>
          <text:p text:style-name="P20">set interface nat44 in VirtualFunctionEthernet0/6/0 del</text:p>
        </text:list-item>
        <text:list-item>
          <text:p text:style-name="P20">set interface nat44 out VirtualFunctionEthernet0/6/0 del</text:p>
        </text:list-item>
        <text:list-item>
          <text:p text:style-name="P20">set interface nat44 out VirtualFunctionEthernet0/6/0 output-feature</text:p>
        </text:list-item>
      </text:list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enlo" svg:font-family="Menlo, Consolas, Monaco, 'andale mono', Courier, Verdana, sans-serif"/>
    <style:font-face style:name="Roboto" svg:font-family="Roboto, sans-serif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, monospace"/>
    <style:font-face style:name="open sans" svg:font-family="'open sans', apple-system, BlinkMacSystemFont, 'segoe ui', Roboto, 'helvetica neue', Arial, sans-serif, 'apple color emoji', 'segoe ui emoji', 'segoe ui symbol'"/>
    <style:font-face style:name="poppins" svg:font-family="poppins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5:46:40.305196223</meta:creation-date>
    <meta:editing-duration>PT21M52S</meta:editing-duration>
    <meta:editing-cycles>4</meta:editing-cycles>
    <meta:generator>LibreOffice/6.4.7.2$Linux_X86_64 LibreOffice_project/40$Build-2</meta:generator>
    <dc:date>2022-06-15T00:44:58.205026193</dc:date>
    <meta:document-statistic meta:table-count="0" meta:image-count="0" meta:object-count="0" meta:page-count="3" meta:paragraph-count="60" meta:word-count="274" meta:character-count="2352" meta:non-whitespace-character-count="2095"/>
  </office:meta>
</office:document-meta>
</file>